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416cm"/>
    </style:style>
    <style:style style:name="co6" style:family="table-column">
      <style:table-column-properties fo:break-before="auto" style:column-width="1.341cm"/>
    </style:style>
    <style:style style:name="co7" style:family="table-column">
      <style:table-column-properties fo:break-before="auto" style:column-width="1.646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1.113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1.57cm"/>
    </style:style>
    <style:style style:name="co12" style:family="table-column">
      <style:table-column-properties fo:break-before="auto" style:column-width="1.722cm"/>
    </style:style>
    <style:style style:name="co13" style:family="table-column">
      <style:table-column-properties fo:break-before="auto" style:column-width="1.607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1.074cm"/>
    </style:style>
    <style:style style:name="co16" style:family="table-column">
      <style:table-column-properties fo:break-before="auto" style:column-width="0.96cm"/>
    </style:style>
    <style:style style:name="co17" style:family="table-column">
      <style:table-column-properties fo:break-before="auto" style:column-width="0.998cm"/>
    </style:style>
    <style:style style:name="co18" style:family="table-column">
      <style:table-column-properties fo:break-before="auto" style:column-width="0.923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494cm"/>
    </style:style>
    <style:style style:name="co21" style:family="table-column">
      <style:table-column-properties fo:break-before="auto" style:column-width="1.189cm"/>
    </style:style>
    <style:style style:name="co22" style:family="table-column">
      <style:table-column-properties fo:break-before="auto" style:column-width="0.732cm"/>
    </style:style>
    <style:style style:name="co23" style:family="table-column">
      <style:table-column-properties fo:break-before="auto" style:column-width="0.847cm"/>
    </style:style>
    <style:style style:name="co24" style:family="table-column">
      <style:table-column-properties fo:break-before="auto" style:column-width="1.836cm"/>
    </style:style>
    <style:style style:name="co25" style:family="table-column">
      <style:table-column-properties fo:break-before="auto" style:column-width="1.873cm"/>
    </style:style>
    <style:style style:name="co26" style:family="table-column">
      <style:table-column-properties fo:break-before="auto" style:column-width="1.797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#milliseconds</text:p>
          </table:table-cell>
          <table:table-cell office:value-type="string">
            <text:p>datetime</text:p>
          </table:table-cell>
          <table:table-cell office:value-type="string">
            <text:p>qptr_op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 office:value-type="string">
            <text:p>react_t</text:p>
          </table:table-cell>
          <table:table-cell office:value-type="string">
            <text:p>angle_x</text:p>
          </table:table-cell>
          <table:table-cell office:value-type="string">
            <text:p>angle_y</text:p>
          </table:table-cell>
          <table:table-cell office:value-type="string">
            <text:p>angle_z</text:p>
          </table:table-cell>
          <table:table-cell office:value-type="string">
            <text:p>trq_x</text:p>
          </table:table-cell>
          <table:table-cell office:value-type="string">
            <text:p>trq_y</text:p>
          </table:table-cell>
          <table:table-cell office:value-type="string">
            <text:p>trq_z</text:p>
          </table:table-cell>
          <table:table-cell office:value-type="string">
            <text:p>c_power</text:p>
          </table:table-cell>
          <table:table-cell office:value-type="string">
            <text:p>voltage</text:p>
          </table:table-cell>
          <table:table-cell office:value-type="string">
            <text:p>PID_P_x</text:p>
          </table:table-cell>
          <table:table-cell office:value-type="string">
            <text:p>PID_P_y</text:p>
          </table:table-cell>
          <table:table-cell office:value-type="string">
            <text:p>PID_P_z</text:p>
          </table:table-cell>
          <table:table-cell office:value-type="string">
            <text:p>PID_I_x</text:p>
          </table:table-cell>
          <table:table-cell office:value-type="string">
            <text:p>PID_I_y</text:p>
          </table:table-cell>
          <table:table-cell office:value-type="string">
            <text:p>PID_I_z</text:p>
          </table:table-cell>
          <table:table-cell office:value-type="string">
            <text:p>PID_D_x</text:p>
          </table:table-cell>
          <table:table-cell office:value-type="string">
            <text:p>PID_D_y</text:p>
          </table:table-cell>
          <table:table-cell office:value-type="string">
            <text:p>PID_D_z</text:p>
          </table:table-cell>
          <table:table-cell office:value-type="string">
            <text:p>q_head</text:p>
          </table:table-cell>
          <table:table-cell office:value-type="string">
            <text:p>Kp_x</text:p>
          </table:table-cell>
          <table:table-cell office:value-type="string">
            <text:p>Kp_y</text:p>
          </table:table-cell>
          <table:table-cell office:value-type="string">
            <text:p>Kp_z</text:p>
          </table:table-cell>
          <table:table-cell office:value-type="string">
            <text:p>Ki_x</text:p>
          </table:table-cell>
          <table:table-cell office:value-type="string">
            <text:p>Ki_y</text:p>
          </table:table-cell>
          <table:table-cell office:value-type="string">
            <text:p>Ki_z</text:p>
          </table:table-cell>
          <table:table-cell office:value-type="string">
            <text:p>Kd_x</text:p>
          </table:table-cell>
          <table:table-cell office:value-type="string">
            <text:p>Kd_y</text:p>
          </table:table-cell>
          <table:table-cell office:value-type="string">
            <text:p>Kd_z</text:p>
          </table:table-cell>
          <table:table-cell office:value-type="string">
            <text:p>MaxP_x</text:p>
          </table:table-cell>
          <table:table-cell office:value-type="string">
            <text:p>MaxP_y</text:p>
          </table:table-cell>
          <table:table-cell office:value-type="string">
            <text:p>MaxP_z</text:p>
          </table:table-cell>
          <table:table-cell office:value-type="string">
            <text:p>MaxI_x</text:p>
          </table:table-cell>
          <table:table-cell office:value-type="string">
            <text:p>MaxI_y</text:p>
          </table:table-cell>
          <table:table-cell office:value-type="string">
            <text:p>MaxI_z</text:p>
          </table:table-cell>
          <table:table-cell office:value-type="string">
            <text:p>MaxD_x</text:p>
          </table:table-cell>
          <table:table-cell office:value-type="string">
            <text:p>MaxD_y</text:p>
          </table:table-cell>
          <table:table-cell office:value-type="string">
            <text:p>MaxD_z</text:p>
          </table:table-cell>
          <table:table-cell office:value-type="string">
            <text:p>joy_x</text:p>
          </table:table-cell>
          <table:table-cell office:value-type="string">
            <text:p>joy_y</text:p>
          </table:table-cell>
          <table:table-cell office:value-type="string">
            <text:p>joy_hdn</text:p>
          </table:table-cell>
          <table:table-cell office:value-type="string">
            <text:p>j_power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read_time</text:p>
          </table:table-cell>
          <table:table-cell office:value-type="string">
            <text:p>write_time</text:p>
          </table:table-cell>
          <table:table-cell office:value-type="string">
            <text:p>loop_time</text:p>
          </table:table-cell>
          <table:table-cell office:value-type="string">
            <text:p>offx</text:p>
          </table:table-cell>
          <table:table-cell office:value-type="string">
            <text:p>offy</text:p>
          </table:table-cell>
          <table:table-cell office:value-type="string">
            <text:p>offz</text:p>
          </table:table-cell>
        </table:table-row>
        <table:table-row table:style-name="ro1">
          <table:table-cell office:value-type="float" office:value="1395408826117">
            <text:p>13954088261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3.6">
            <text:p>13.6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  <table:table-cell office:value-type="float" office:value="0.082">
            <text:p>0.08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167">
            <text:p>13954088261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3.6">
            <text:p>13.6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  <table:table-cell office:value-type="float" office:value="0.082">
            <text:p>0.08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217">
            <text:p>13954088262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3.3">
            <text:p>13.3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94">
            <text:p>0.0094</text:p>
          </table:table-cell>
          <table:table-cell office:value-type="float" office:value="0.0031">
            <text:p>0.0031</text:p>
          </table:table-cell>
          <table:table-cell office:value-type="float" office:value="-0.023">
            <text:p>-0.023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267">
            <text:p>13954088262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3.3">
            <text:p>13.3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94">
            <text:p>0.0094</text:p>
          </table:table-cell>
          <table:table-cell office:value-type="float" office:value="0.0031">
            <text:p>0.0031</text:p>
          </table:table-cell>
          <table:table-cell office:value-type="float" office:value="-0.023">
            <text:p>-0.023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317">
            <text:p>13954088263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7">
            <text:p>12.7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7">
            <text:p>0.017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367">
            <text:p>13954088263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7">
            <text:p>12.7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7">
            <text:p>0.017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417">
            <text:p>13954088264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7">
            <text:p>-0.017</text:p>
          </table:table-cell>
          <table:table-cell office:value-type="float" office:value="0.023">
            <text:p>0.023</text:p>
          </table:table-cell>
          <table:table-cell office:value-type="float" office:value="4.91">
            <text:p>4.9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467">
            <text:p>13954088264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7">
            <text:p>-0.017</text:p>
          </table:table-cell>
          <table:table-cell office:value-type="float" office:value="0.023">
            <text:p>0.023</text:p>
          </table:table-cell>
          <table:table-cell office:value-type="float" office:value="4.91">
            <text:p>4.9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519">
            <text:p>1395408826519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-4.7">
            <text:p>-4.7</text:p>
          </table:table-cell>
          <table:table-cell office:value-type="float" office:value="3.9">
            <text:p>3.9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-0.043">
            <text:p>-0.04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11">
            <text:p>0.11</text:p>
          </table:table-cell>
          <table:table-cell office:value-type="float" office:value="0.55">
            <text:p>0.55</text:p>
          </table:table-cell>
          <table:table-cell office:value-type="float" office:value="12.7">
            <text:p>12.7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1">
            <text:p>0.071</text:p>
          </table:table-cell>
          <table:table-cell office:value-type="float" office:value="0.0078">
            <text:p>0.0078</text:p>
          </table:table-cell>
          <table:table-cell office:value-type="float" office:value="-0.086">
            <text:p>-0.086</text:p>
          </table:table-cell>
          <table:table-cell office:value-type="float" office:value="5">
            <text:p>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567">
            <text:p>13954088265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-4.7">
            <text:p>-4.7</text:p>
          </table:table-cell>
          <table:table-cell office:value-type="float" office:value="3.9">
            <text:p>3.9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-0.043">
            <text:p>-0.04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11">
            <text:p>0.11</text:p>
          </table:table-cell>
          <table:table-cell office:value-type="float" office:value="0.55">
            <text:p>0.55</text:p>
          </table:table-cell>
          <table:table-cell office:value-type="float" office:value="12.7">
            <text:p>12.7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1">
            <text:p>0.071</text:p>
          </table:table-cell>
          <table:table-cell office:value-type="float" office:value="0.0078">
            <text:p>0.0078</text:p>
          </table:table-cell>
          <table:table-cell office:value-type="float" office:value="-0.086">
            <text:p>-0.086</text:p>
          </table:table-cell>
          <table:table-cell office:value-type="float" office:value="5">
            <text:p>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617">
            <text:p>13954088266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4.98">
            <text:p>4.9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667">
            <text:p>13954088266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4.98">
            <text:p>4.9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717">
            <text:p>13954088267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-0.043">
            <text:p>-0.04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7">
            <text:p>0.077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767">
            <text:p>13954088267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-0.043">
            <text:p>-0.04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7">
            <text:p>0.077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817">
            <text:p>13954088268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0.0063">
            <text:p>0.0063</text:p>
          </table:table-cell>
          <table:table-cell office:value-type="float" office:value="-0.047">
            <text:p>-0.047</text:p>
          </table:table-cell>
          <table:table-cell office:value-type="float" office:value="5.02">
            <text:p>5.0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867">
            <text:p>13954088268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0.0063">
            <text:p>0.0063</text:p>
          </table:table-cell>
          <table:table-cell office:value-type="float" office:value="-0.047">
            <text:p>-0.047</text:p>
          </table:table-cell>
          <table:table-cell office:value-type="float" office:value="5.02">
            <text:p>5.0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917">
            <text:p>139540882691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5.01">
            <text:p>5.0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6967">
            <text:p>1395408826967</text:p>
          </table:table-cell>
          <table:table-cell office:value-type="string">
            <text:p>2014.03.21_17:33:46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5.01">
            <text:p>5.0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017">
            <text:p>13954088270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-0.037">
            <text:p>-0.03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4">
            <text:p>0.064</text:p>
          </table:table-cell>
          <table:table-cell office:value-type="float" office:value="-0.019">
            <text:p>-0.019</text:p>
          </table:table-cell>
          <table:table-cell office:value-type="float" office:value="0.039">
            <text:p>0.039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067">
            <text:p>13954088270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-0.037">
            <text:p>-0.03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4">
            <text:p>0.064</text:p>
          </table:table-cell>
          <table:table-cell office:value-type="float" office:value="-0.019">
            <text:p>-0.019</text:p>
          </table:table-cell>
          <table:table-cell office:value-type="float" office:value="0.039">
            <text:p>0.039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117">
            <text:p>13954088271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1">
            <text:p>0.031</text:p>
          </table:table-cell>
          <table:table-cell office:value-type="float" office:value="0.0055">
            <text:p>0.0055</text:p>
          </table:table-cell>
          <table:table-cell office:value-type="float" office:value="-0.0078">
            <text:p>-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167">
            <text:p>13954088271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1">
            <text:p>0.031</text:p>
          </table:table-cell>
          <table:table-cell office:value-type="float" office:value="0.0055">
            <text:p>0.0055</text:p>
          </table:table-cell>
          <table:table-cell office:value-type="float" office:value="-0.0078">
            <text:p>-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217">
            <text:p>13954088272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-0.0086">
            <text:p>-0.0086</text:p>
          </table:table-cell>
          <table:table-cell office:value-type="float" office:value="-0.0078">
            <text:p>-0.0078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267">
            <text:p>13954088272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-0.0086">
            <text:p>-0.0086</text:p>
          </table:table-cell>
          <table:table-cell office:value-type="float" office:value="-0.0078">
            <text:p>-0.0078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317">
            <text:p>13954088273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-2.3">
            <text:p>-2.3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0.87">
            <text:p>0.87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3">
            <text:p>0.043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63">
            <text:p>0.0063</text:p>
          </table:table-cell>
          <table:table-cell office:value-type="float" office:value="-0.047">
            <text:p>-0.047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367">
            <text:p>13954088273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-2.3">
            <text:p>-2.3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0.87">
            <text:p>0.87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3">
            <text:p>0.043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63">
            <text:p>0.0063</text:p>
          </table:table-cell>
          <table:table-cell office:value-type="float" office:value="-0.047">
            <text:p>-0.047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417">
            <text:p>13954088274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2">
            <text:p>0.032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467">
            <text:p>13954088274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2">
            <text:p>0.032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517">
            <text:p>13954088275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float" office:value="-0.038">
            <text:p>-0.038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16">
            <text:p>0.016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3">
            <text:p>0.083</text:p>
          </table:table-cell>
          <table:table-cell office:value-type="float" office:value="-0.016">
            <text:p>-0.016</text:p>
          </table:table-cell>
          <table:table-cell office:value-type="float" office:value="0.023">
            <text:p>0.023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567">
            <text:p>13954088275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float" office:value="-0.038">
            <text:p>-0.038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16">
            <text:p>0.016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3">
            <text:p>0.083</text:p>
          </table:table-cell>
          <table:table-cell office:value-type="float" office:value="-0.016">
            <text:p>-0.016</text:p>
          </table:table-cell>
          <table:table-cell office:value-type="float" office:value="0.023">
            <text:p>0.023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617">
            <text:p>13954088276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3">
            <text:p>0.053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667">
            <text:p>13954088276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3">
            <text:p>0.053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717">
            <text:p>13954088277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8">
            <text:p>-0.058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767">
            <text:p>13954088277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8">
            <text:p>-0.058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817">
            <text:p>13954088278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-0.034">
            <text:p>-0.03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32">
            <text:p>-0.032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867">
            <text:p>13954088278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-0.034">
            <text:p>-0.03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32">
            <text:p>-0.032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917">
            <text:p>139540882791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6.2">
            <text:p>-6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028">
            <text:p>-0.028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17">
            <text:p>-0.017</text:p>
          </table:table-cell>
          <table:table-cell office:value-type="float" office:value="0.0039">
            <text:p>0.003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7967">
            <text:p>1395408827967</text:p>
          </table:table-cell>
          <table:table-cell office:value-type="string">
            <text:p>2014.03.21_17:33:47</text:p>
          </table:table-cell>
          <table:table-cell office:value-type="float" office:value="1">
            <text:p>1</text:p>
          </table:table-cell>
          <table:table-cell office:value-type="float" office:value="-6.2">
            <text:p>-6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028">
            <text:p>-0.028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17">
            <text:p>-0.017</text:p>
          </table:table-cell>
          <table:table-cell office:value-type="float" office:value="0.0039">
            <text:p>0.003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017">
            <text:p>13954088280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7">
            <text:p>0.067</text:p>
          </table:table-cell>
          <table:table-cell office:value-type="float" office:value="-0.03">
            <text:p>-0.0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11">
            <text:p>-0.011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9">
            <text:p>0.029</text:p>
          </table:table-cell>
          <table:table-cell office:value-type="float" office:value="-0.0016">
            <text:p>-0.0016</text:p>
          </table:table-cell>
          <table:table-cell office:value-type="float" office:value="-0.016">
            <text:p>-0.016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067">
            <text:p>13954088280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7">
            <text:p>0.067</text:p>
          </table:table-cell>
          <table:table-cell office:value-type="float" office:value="-0.03">
            <text:p>-0.0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11">
            <text:p>-0.011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9">
            <text:p>0.029</text:p>
          </table:table-cell>
          <table:table-cell office:value-type="float" office:value="-0.0016">
            <text:p>-0.0016</text:p>
          </table:table-cell>
          <table:table-cell office:value-type="float" office:value="-0.016">
            <text:p>-0.016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117">
            <text:p>13954088281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53">
            <text:p>-0.053</text:p>
          </table:table-cell>
          <table:table-cell office:value-type="float" office:value="-0.038">
            <text:p>-0.03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0.0047">
            <text:p>0.0047</text:p>
          </table:table-cell>
          <table:table-cell office:value-type="float" office:value="-0.016">
            <text:p>-0.016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167">
            <text:p>13954088281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53">
            <text:p>-0.053</text:p>
          </table:table-cell>
          <table:table-cell office:value-type="float" office:value="-0.038">
            <text:p>-0.03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0.0047">
            <text:p>0.0047</text:p>
          </table:table-cell>
          <table:table-cell office:value-type="float" office:value="-0.016">
            <text:p>-0.016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217">
            <text:p>13954088282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75">
            <text:p>-0.075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267">
            <text:p>13954088282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75">
            <text:p>-0.075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317">
            <text:p>13954088283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67">
            <text:p>-0.067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">
            <text:p>0.007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367">
            <text:p>13954088283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67">
            <text:p>-0.067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">
            <text:p>0.007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417">
            <text:p>13954088284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24">
            <text:p>-0.02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">
            <text:p>0.03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467">
            <text:p>13954088284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24">
            <text:p>-0.02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">
            <text:p>0.03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517">
            <text:p>13954088285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43">
            <text:p>-0.04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3">
            <text:p>0.023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-0.0023">
            <text:p>-0.0023</text:p>
          </table:table-cell>
          <table:table-cell office:value-type="float" office:value="-0.016">
            <text:p>-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567">
            <text:p>13954088285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43">
            <text:p>-0.04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3">
            <text:p>0.023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-0.0023">
            <text:p>-0.0023</text:p>
          </table:table-cell>
          <table:table-cell office:value-type="float" office:value="-0.016">
            <text:p>-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617">
            <text:p>13954088286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9">
            <text:p>-0.01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667">
            <text:p>13954088286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9">
            <text:p>-0.01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717">
            <text:p>13954088287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1">
            <text:p>-0.11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39">
            <text:p>5.3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767">
            <text:p>13954088287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1">
            <text:p>-0.11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39">
            <text:p>5.3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817">
            <text:p>13954088288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0.018">
            <text:p>0.018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5">
            <text:p>0.015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41">
            <text:p>5.4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867">
            <text:p>13954088288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0.018">
            <text:p>0.018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5">
            <text:p>0.015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41">
            <text:p>5.4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917">
            <text:p>139540882891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45">
            <text:p>-0.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">
            <text:p>0.02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8967">
            <text:p>1395408828967</text:p>
          </table:table-cell>
          <table:table-cell office:value-type="string">
            <text:p>2014.03.21_17:33:48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45">
            <text:p>-0.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">
            <text:p>0.02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017">
            <text:p>13954088290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96">
            <text:p>-0.096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15">
            <text:p>0.015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067">
            <text:p>13954088290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96">
            <text:p>-0.096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15">
            <text:p>0.015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117">
            <text:p>13954088291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77">
            <text:p>-0.077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78">
            <text:p>-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167">
            <text:p>13954088291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77">
            <text:p>-0.077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78">
            <text:p>-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217">
            <text:p>13954088292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8">
            <text:p>-0.088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3">
            <text:p>0.013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267">
            <text:p>13954088292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8">
            <text:p>-0.088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3">
            <text:p>0.013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317">
            <text:p>13954088293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71">
            <text:p>-0.071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11">
            <text:p>0.011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367">
            <text:p>13954088293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71">
            <text:p>-0.071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11">
            <text:p>0.011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417">
            <text:p>13954088294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45">
            <text:p>-0.045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office:value-type="float" office:value="0.007">
            <text:p>0.00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467">
            <text:p>13954088294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45">
            <text:p>-0.045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office:value-type="float" office:value="0.007">
            <text:p>0.00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517">
            <text:p>13954088295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57">
            <text:p>-0.057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table:number-columns-repeated="2"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1">
            <text:p>0.003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567">
            <text:p>13954088295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57">
            <text:p>-0.057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table:number-columns-repeated="2"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1">
            <text:p>0.003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617">
            <text:p>13954088296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49">
            <text:p>-0.049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7">
            <text:p>0.007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4">
            <text:p>-0.014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667">
            <text:p>13954088296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49">
            <text:p>-0.049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7">
            <text:p>0.007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4">
            <text:p>-0.014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717">
            <text:p>139540882971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17">
            <text:p>-0.017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23">
            <text:p>0.002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767">
            <text:p>1395408829767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17">
            <text:p>-0.017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23">
            <text:p>0.002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910">
            <text:p>1395408829910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13">
            <text:p>-0.013</text:p>
          </table:table-cell>
          <table:table-cell office:value-type="float" office:value="-0.071">
            <text:p>-0.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189">
            <text:p>0.18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29960">
            <text:p>1395408829960</text:p>
          </table:table-cell>
          <table:table-cell office:value-type="string">
            <text:p>2014.03.21_17:33:49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13">
            <text:p>-0.013</text:p>
          </table:table-cell>
          <table:table-cell office:value-type="float" office:value="-0.071">
            <text:p>-0.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189">
            <text:p>0.18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0008">
            <text:p>13954088300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18">
            <text:p>-0.018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23">
            <text:p>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0058">
            <text:p>139540883005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18">
            <text:p>-0.018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23">
            <text:p>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108">
            <text:p>13954088301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058">
            <text:p>-0.0058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078">
            <text:p>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55">
            <text:p>-0.005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160">
            <text:p>1395408830160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058">
            <text:p>-0.0058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078">
            <text:p>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55">
            <text:p>-0.005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208">
            <text:p>13954088302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13">
            <text:p>0.013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258">
            <text:p>139540883025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13">
            <text:p>0.013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308">
            <text:p>13954088303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47">
            <text:p>-0.004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360">
            <text:p>1395408830360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47">
            <text:p>-0.004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408">
            <text:p>13954088304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7">
            <text:p>-0.00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2">
            <text:p>-0.012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458">
            <text:p>139540883045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7">
            <text:p>-0.00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2">
            <text:p>-0.012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509">
            <text:p>1395408830509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7">
            <text:p>-0.00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560">
            <text:p>1395408830560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7">
            <text:p>-0.007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6">
            <text:p>0.066</text:p>
          </table:table-cell>
          <table:table-cell office:value-type="float" office:value="0.008">
            <text:p>0.00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0608">
            <text:p>13954088306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0092">
            <text:p>-0.0009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59">
            <text:p>0.059</text:p>
          </table:table-cell>
          <table:table-cell office:value-type="float" office:value="0.008">
            <text:p>0.00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0658">
            <text:p>139540883065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0092">
            <text:p>-0.0009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708">
            <text:p>139540883070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34">
            <text:p>0.0034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23">
            <text:p>0.0023</text:p>
          </table:table-cell>
          <table:table-cell office:value-type="float" office:value="-0.0078">
            <text:p>-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758">
            <text:p>1395408830758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34">
            <text:p>0.0034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23">
            <text:p>0.0023</text:p>
          </table:table-cell>
          <table:table-cell office:value-type="float" office:value="-0.0078">
            <text:p>-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811">
            <text:p>1395408830811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86">
            <text:p>-0.008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860">
            <text:p>1395408830860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86">
            <text:p>-0.008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909">
            <text:p>1395408830909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2">
            <text:p>0.042</text:p>
          </table:table-cell>
          <table:table-cell office:value-type="float" office:value="-0.069">
            <text:p>-0.0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7">
            <text:p>-0.00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0959">
            <text:p>1395408830959</text:p>
          </table:table-cell>
          <table:table-cell office:value-type="string">
            <text:p>2014.03.21_17:33:50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2">
            <text:p>0.042</text:p>
          </table:table-cell>
          <table:table-cell office:value-type="float" office:value="-0.069">
            <text:p>-0.0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7">
            <text:p>-0.00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010">
            <text:p>1395408831010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27">
            <text:p>0.0027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058">
            <text:p>13954088310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27">
            <text:p>0.0027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108">
            <text:p>139540883110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021">
            <text:p>0.0021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158">
            <text:p>13954088311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021">
            <text:p>0.0021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210">
            <text:p>1395408831210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39">
            <text:p>-0.003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258">
            <text:p>13954088312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39">
            <text:p>-0.003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308">
            <text:p>139540883130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16">
            <text:p>-0.0016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4">
            <text:p>0.084</text:p>
          </table:table-cell>
          <table:table-cell office:value-type="float" office:value="0.0016">
            <text:p>0.0016</text:p>
          </table:table-cell>
          <table:table-cell office:value-type="float" office:value="-0.016">
            <text:p>-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0.055">
            <text:p>0.05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358">
            <text:p>13954088313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16">
            <text:p>-0.0016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4">
            <text:p>0.084</text:p>
          </table:table-cell>
          <table:table-cell office:value-type="float" office:value="0.0016">
            <text:p>0.0016</text:p>
          </table:table-cell>
          <table:table-cell office:value-type="float" office:value="-0.016">
            <text:p>-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0.055">
            <text:p>0.05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410">
            <text:p>1395408831410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float" office:value="-0.054">
            <text:p>-0.05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55">
            <text:p>0.0055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459">
            <text:p>1395408831459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float" office:value="-0.054">
            <text:p>-0.05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55">
            <text:p>0.0055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508">
            <text:p>139540883150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89">
            <text:p>0.089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16">
            <text:p>-0.0016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558">
            <text:p>13954088315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89">
            <text:p>0.089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16">
            <text:p>-0.0016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610">
            <text:p>1395408831610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39">
            <text:p>-0.003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2">
            <text:p>0.072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658">
            <text:p>13954088316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39">
            <text:p>-0.003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2">
            <text:p>0.072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709">
            <text:p>1395408831709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8">
            <text:p>0.088</text:p>
          </table:table-cell>
          <table:table-cell office:value-type="float" office:value="-0.0016">
            <text:p>-0.0016</text:p>
          </table:table-cell>
          <table:table-cell office:value-type="float" office:value="-0.016">
            <text:p>-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758">
            <text:p>13954088317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8">
            <text:p>0.088</text:p>
          </table:table-cell>
          <table:table-cell office:value-type="float" office:value="-0.0016">
            <text:p>-0.0016</text:p>
          </table:table-cell>
          <table:table-cell office:value-type="float" office:value="-0.016">
            <text:p>-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1808">
            <text:p>139540883180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63">
            <text:p>0.006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1">
            <text:p>0.071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.073">
            <text:p>0.07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1860">
            <text:p>1395408831860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63">
            <text:p>0.006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1">
            <text:p>0.071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908">
            <text:p>139540883190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19">
            <text:p>0.19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1958">
            <text:p>1395408831958</text:p>
          </table:table-cell>
          <table:table-cell office:value-type="string">
            <text:p>2014.03.21_17:33:51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19">
            <text:p>0.19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008">
            <text:p>13954088320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060">
            <text:p>1395408832060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108">
            <text:p>13954088321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158">
            <text:p>139540883215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208">
            <text:p>13954088322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6">
            <text:p>0.076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260">
            <text:p>1395408832260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6">
            <text:p>0.076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309">
            <text:p>1395408832309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016">
            <text:p>-0.0016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3">
            <text:p>0.063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358">
            <text:p>139540883235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016">
            <text:p>-0.0016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3">
            <text:p>0.063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408">
            <text:p>13954088324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2">
            <text:p>0.062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460">
            <text:p>1395408832460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2">
            <text:p>0.062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508">
            <text:p>13954088325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8">
            <text:p>0.38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558">
            <text:p>139540883255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8">
            <text:p>0.38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608">
            <text:p>13954088326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5">
            <text:p>0.075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658">
            <text:p>139540883265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5">
            <text:p>0.075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710">
            <text:p>1395408832710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078">
            <text:p>0.00078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759">
            <text:p>1395408832759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078">
            <text:p>0.00078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808">
            <text:p>139540883280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5">
            <text:p>0.45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078">
            <text:p>-0.00078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859">
            <text:p>1395408832859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5">
            <text:p>0.45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078">
            <text:p>-0.00078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910">
            <text:p>1395408832910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6">
            <text:p>0.07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2958">
            <text:p>1395408832958</text:p>
          </table:table-cell>
          <table:table-cell office:value-type="string">
            <text:p>2014.03.21_17:33:5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6">
            <text:p>0.07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.077">
            <text:p>0.077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3009">
            <text:p>139540883300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16">
            <text:p>0.0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76">
            <text:p>0.07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3058">
            <text:p>139540883305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16">
            <text:p>0.0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76">
            <text:p>0.07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3110">
            <text:p>1395408833110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4">
            <text:p>0.54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76">
            <text:p>0.07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3159">
            <text:p>139540883315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4">
            <text:p>0.54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208">
            <text:p>139540883320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6">
            <text:p>0.56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259">
            <text:p>139540883325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6">
            <text:p>0.56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310">
            <text:p>1395408833310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8">
            <text:p>0.58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359">
            <text:p>139540883335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8">
            <text:p>0.58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3408">
            <text:p>139540883340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1">
            <text:p>0.61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3">
            <text:p>0.06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3459">
            <text:p>139540883345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1">
            <text:p>0.61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508">
            <text:p>139540883350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560">
            <text:p>1395408833560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609">
            <text:p>139540883360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3">
            <text:p>0.063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659">
            <text:p>139540883365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3">
            <text:p>0.063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708">
            <text:p>139540883370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2">
            <text:p>0.72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31">
            <text:p>-0.003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table:number-columns-repeated="2"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760">
            <text:p>1395408833760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2">
            <text:p>0.72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31">
            <text:p>-0.003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table:number-columns-repeated="2"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808">
            <text:p>139540883380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4">
            <text:p>0.74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858">
            <text:p>1395408833858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4">
            <text:p>0.74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909">
            <text:p>1395408833909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3960">
            <text:p>1395408833960</text:p>
          </table:table-cell>
          <table:table-cell office:value-type="string">
            <text:p>2014.03.21_17:33:5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008">
            <text:p>139540883400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39">
            <text:p>-0.003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1">
            <text:p>0.06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058">
            <text:p>13954088340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39">
            <text:p>-0.003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1">
            <text:p>0.06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108">
            <text:p>139540883410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86">
            <text:p>-0.008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160">
            <text:p>1395408834160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86">
            <text:p>-0.008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209">
            <text:p>1395408834209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4">
            <text:p>-0.01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258">
            <text:p>13954088342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4">
            <text:p>-0.01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308">
            <text:p>139540883430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78">
            <text:p>-0.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360">
            <text:p>1395408834360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78">
            <text:p>-0.007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408">
            <text:p>139540883440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94">
            <text:p>-0.0094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458">
            <text:p>13954088344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94">
            <text:p>-0.0094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508">
            <text:p>139540883450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558">
            <text:p>13954088345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610">
            <text:p>1395408834610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29">
            <text:p>-0.29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23">
            <text:p>-0.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19">
            <text:p>-0.01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1">
            <text:p>0.0031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658">
            <text:p>13954088346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29">
            <text:p>-0.29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23">
            <text:p>-0.02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19">
            <text:p>-0.01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1">
            <text:p>0.0031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709">
            <text:p>1395408834709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35">
            <text:p>-0.35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44">
            <text:p>-0.044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2">
            <text:p>-0.02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758">
            <text:p>13954088347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35">
            <text:p>-0.35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44">
            <text:p>-0.044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2">
            <text:p>-0.02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811">
            <text:p>1395408834811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5">
            <text:p>-0.055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858">
            <text:p>139540883485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5">
            <text:p>-0.055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908">
            <text:p>1395408834908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5">
            <text:p>-0.055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4960">
            <text:p>1395408834960</text:p>
          </table:table-cell>
          <table:table-cell office:value-type="string">
            <text:p>2014.03.21_17:33:54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5">
            <text:p>-0.055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010">
            <text:p>1395408835010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23">
            <text:p>0.02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8">
            <text:p>-0.058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3">
            <text:p>-0.013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058">
            <text:p>139540883505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23">
            <text:p>0.02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8">
            <text:p>-0.058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3">
            <text:p>-0.013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.077">
            <text:p>0.077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5108">
            <text:p>13954088351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5158">
            <text:p>139540883515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210">
            <text:p>1395408835210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258">
            <text:p>139540883525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078">
            <text:p>0.07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5308">
            <text:p>13954088353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24">
            <text:p>-0.24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43">
            <text:p>0.04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46">
            <text:p>-0.04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-0.023">
            <text:p>-0.023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0.062">
            <text:p>0.062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5358">
            <text:p>139540883535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24">
            <text:p>-0.24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43">
            <text:p>0.04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46">
            <text:p>-0.046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-0.023">
            <text:p>-0.023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408">
            <text:p>13954088354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36">
            <text:p>-0.36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31">
            <text:p>0.031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4">
            <text:p>-0.054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8">
            <text:p>-0.0078</text:p>
          </table:table-cell>
          <table:table-cell office:value-type="float" office:value="-0.031">
            <text:p>-0.031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460">
            <text:p>1395408835460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36">
            <text:p>-0.36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31">
            <text:p>0.031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4">
            <text:p>-0.054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8">
            <text:p>-0.0078</text:p>
          </table:table-cell>
          <table:table-cell office:value-type="float" office:value="-0.031">
            <text:p>-0.031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508">
            <text:p>13954088355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8">
            <text:p>-0.58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.9">
            <text:p>11.9</text:p>
          </table:table-cell>
          <table:table-cell office:value-type="float" office:value="-0.034">
            <text:p>-0.034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558">
            <text:p>139540883555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8">
            <text:p>-0.58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.9">
            <text:p>11.9</text:p>
          </table:table-cell>
          <table:table-cell office:value-type="float" office:value="-0.034">
            <text:p>-0.034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608">
            <text:p>13954088356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5">
            <text:p>-0.7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55">
            <text:p>-0.0055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660">
            <text:p>1395408835660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5">
            <text:p>-0.7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55">
            <text:p>-0.0055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709">
            <text:p>1395408835709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2">
            <text:p>-0.8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47">
            <text:p>0.004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-0.0047">
            <text:p>-0.0047</text:p>
          </table:table-cell>
          <table:table-cell office:value-type="float" office:value="-0.0078">
            <text:p>-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85">
            <text:p>0.0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758">
            <text:p>139540883575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2">
            <text:p>-0.8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47">
            <text:p>0.004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-0.0047">
            <text:p>-0.0047</text:p>
          </table:table-cell>
          <table:table-cell office:value-type="float" office:value="-0.0078">
            <text:p>-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85">
            <text:p>0.0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808">
            <text:p>13954088358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6">
            <text:p>-0.86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860">
            <text:p>1395408835860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6">
            <text:p>-0.86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908">
            <text:p>1395408835908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">
            <text:p>-0.9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18">
            <text:p>0.01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83">
            <text:p>0.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5959">
            <text:p>1395408835959</text:p>
          </table:table-cell>
          <table:table-cell office:value-type="string">
            <text:p>2014.03.21_17:33:55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">
            <text:p>-0.9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18">
            <text:p>0.01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83">
            <text:p>0.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008">
            <text:p>139540883600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92">
            <text:p>-0.9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1">
            <text:p>0.02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060">
            <text:p>139540883606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92">
            <text:p>-0.9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1">
            <text:p>0.021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108">
            <text:p>139540883610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5">
            <text:p>-0.95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5">
            <text:p>0.055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84">
            <text:p>0.08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158">
            <text:p>139540883615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5">
            <text:p>-0.95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5">
            <text:p>0.055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84">
            <text:p>0.08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208">
            <text:p>139540883620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9">
            <text:p>-0.89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260">
            <text:p>139540883626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9">
            <text:p>-0.89</text:p>
          </table:table-cell>
          <table:table-cell office:value-type="float" office:value="-0.058">
            <text:p>-0.058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310">
            <text:p>139540883631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6">
            <text:p>-0.76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358">
            <text:p>139540883635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6">
            <text:p>-0.76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1">
            <text:p>0.061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6408">
            <text:p>139540883640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4">
            <text:p>-0.64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">
            <text:p>0.0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6459">
            <text:p>1395408836459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4">
            <text:p>-0.64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510">
            <text:p>139540883651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46">
            <text:p>-0.46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558">
            <text:p>139540883655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46">
            <text:p>-0.46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6608">
            <text:p>139540883660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3">
            <text:p>-0.33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9">
            <text:p>0.05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0.026">
            <text:p>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68">
            <text:p>0.06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6658">
            <text:p>139540883665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3">
            <text:p>-0.33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9">
            <text:p>0.059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0.026">
            <text:p>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710">
            <text:p>139540883671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6">
            <text:p>-0.16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85">
            <text:p>0.0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760">
            <text:p>139540883676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6">
            <text:p>-0.16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85">
            <text:p>0.0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808">
            <text:p>139540883680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858">
            <text:p>1395408836858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910">
            <text:p>1395408836910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59">
            <text:p>0.05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59">
            <text:p>0.059</text:p>
          </table:table-cell>
          <table:table-cell office:value-type="float" office:value="0.014">
            <text:p>0.014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5.8">
            <text:p>5.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table:number-columns-repeated="2"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6967">
            <text:p>1395408836967</text:p>
          </table:table-cell>
          <table:table-cell office:value-type="string">
            <text:p>2014.03.21_17:33:5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59">
            <text:p>0.05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59">
            <text:p>0.059</text:p>
          </table:table-cell>
          <table:table-cell office:value-type="float" office:value="0.014">
            <text:p>0.014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5.8">
            <text:p>5.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table:number-columns-repeated="2"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008">
            <text:p>13954088370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-3.1">
            <text:p>-3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9">
            <text:p>-0.0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9">
            <text:p>0.02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5.66">
            <text:p>5.6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058">
            <text:p>139540883705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-3.1">
            <text:p>-3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9">
            <text:p>-0.0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9">
            <text:p>0.02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5.66">
            <text:p>5.6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110">
            <text:p>1395408837110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39">
            <text:p>0.003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8">
            <text:p>-0.03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66">
            <text:p>5.6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158">
            <text:p>139540883715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39">
            <text:p>0.003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8">
            <text:p>-0.03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66">
            <text:p>5.6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208">
            <text:p>13954088372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7">
            <text:p>0.7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55">
            <text:p>0.05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23">
            <text:p>0.0023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7">
            <text:p>0.007</text:p>
          </table:table-cell>
          <table:table-cell office:value-type="float" office:value="-0.0078">
            <text:p>-0.0078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258">
            <text:p>139540883725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7">
            <text:p>0.7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55">
            <text:p>0.05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23">
            <text:p>0.0023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7">
            <text:p>0.007</text:p>
          </table:table-cell>
          <table:table-cell office:value-type="float" office:value="-0.0078">
            <text:p>-0.0078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308">
            <text:p>13954088373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3">
            <text:p>-0.04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58">
            <text:p>5.5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360">
            <text:p>1395408837360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3">
            <text:p>-0.04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58">
            <text:p>5.5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408">
            <text:p>13954088374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3">
            <text:p>0.9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24">
            <text:p>-0.024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6">
            <text:p>-0.036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459">
            <text:p>1395408837459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3">
            <text:p>0.9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24">
            <text:p>-0.024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6">
            <text:p>-0.036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508">
            <text:p>13954088375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6">
            <text:p>0.96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office:value-type="float" office:value="-0.042">
            <text:p>-0.042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1">
            <text:p>-0.011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560">
            <text:p>1395408837560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6">
            <text:p>0.96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office:value-type="float" office:value="-0.042">
            <text:p>-0.042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1">
            <text:p>-0.011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608">
            <text:p>13954088376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0.017">
            <text:p>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41">
            <text:p>5.4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658">
            <text:p>139540883765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6">
            <text:p>12.6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0.017">
            <text:p>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41">
            <text:p>5.4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708">
            <text:p>13954088377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2">
            <text:p>0.82</text:p>
          </table:table-cell>
          <table:table-cell office:value-type="float" office:value="-0.097">
            <text:p>-0.097</text:p>
          </table:table-cell>
          <table:table-cell office:value-type="float" office:value="0">
            <text:p>0</text:p>
          </table:table-cell>
          <table:table-cell office:value-type="float" office:value="-0.33">
            <text:p>-0.3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094">
            <text:p>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760">
            <text:p>1395408837760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2">
            <text:p>0.82</text:p>
          </table:table-cell>
          <table:table-cell office:value-type="float" office:value="-0.097">
            <text:p>-0.097</text:p>
          </table:table-cell>
          <table:table-cell office:value-type="float" office:value="0">
            <text:p>0</text:p>
          </table:table-cell>
          <table:table-cell office:value-type="float" office:value="-0.33">
            <text:p>-0.3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094">
            <text:p>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808">
            <text:p>13954088378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095">
            <text:p>-0.095</text:p>
          </table:table-cell>
          <table:table-cell office:value-type="float" office:value="0">
            <text:p>0</text:p>
          </table:table-cell>
          <table:table-cell office:value-type="float" office:value="-0.34">
            <text:p>-0.34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858">
            <text:p>139540883785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095">
            <text:p>-0.095</text:p>
          </table:table-cell>
          <table:table-cell office:value-type="float" office:value="0">
            <text:p>0</text:p>
          </table:table-cell>
          <table:table-cell office:value-type="float" office:value="-0.34">
            <text:p>-0.34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908">
            <text:p>1395408837908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35">
            <text:p>-0.35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0.0078">
            <text:p>-0.0078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7960">
            <text:p>1395408837960</text:p>
          </table:table-cell>
          <table:table-cell office:value-type="string">
            <text:p>2014.03.21_17:33:57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35">
            <text:p>-0.35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0.0078">
            <text:p>-0.0078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008">
            <text:p>139540883800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2">
            <text:p>-0.02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-0.0078">
            <text:p>-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058">
            <text:p>13954088380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2">
            <text:p>-0.02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63">
            <text:p>-0.0063</text:p>
          </table:table-cell>
          <table:table-cell office:value-type="float" office:value="-0.0078">
            <text:p>-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108">
            <text:p>139540883810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-0.079">
            <text:p>-0.079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-0.0078">
            <text:p>-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158">
            <text:p>13954088381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-0.079">
            <text:p>-0.079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-0.0078">
            <text:p>-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210">
            <text:p>1395408838210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79">
            <text:p>0.079</text:p>
          </table:table-cell>
          <table:table-cell office:value-type="float" office:value="-0.081">
            <text:p>-0.081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258">
            <text:p>13954088382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79">
            <text:p>0.079</text:p>
          </table:table-cell>
          <table:table-cell office:value-type="float" office:value="-0.081">
            <text:p>-0.081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308">
            <text:p>139540883830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6">
            <text:p>-0.16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43">
            <text:p>0.04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360">
            <text:p>1395408838360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6">
            <text:p>-0.16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0.043">
            <text:p>0.04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410">
            <text:p>1395408838410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28">
            <text:p>-0.28</text:p>
          </table:table-cell>
          <table:table-cell office:value-type="float" office:value="-0.086">
            <text:p>-0.086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1">
            <text:p>-0.0031</text:p>
          </table:table-cell>
          <table:table-cell office:value-type="float" office:value="-0.023">
            <text:p>-0.023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0.083">
            <text:p>0.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458">
            <text:p>13954088384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28">
            <text:p>-0.28</text:p>
          </table:table-cell>
          <table:table-cell office:value-type="float" office:value="-0.086">
            <text:p>-0.086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1">
            <text:p>-0.0031</text:p>
          </table:table-cell>
          <table:table-cell office:value-type="float" office:value="-0.023">
            <text:p>-0.023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0.083">
            <text:p>0.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508">
            <text:p>139540883850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36">
            <text:p>-3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3">
            <text:p>-0.53</text:p>
          </table:table-cell>
          <table:table-cell office:value-type="float" office:value="-0.086">
            <text:p>-0.086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41">
            <text:p>-0.041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558">
            <text:p>13954088385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36">
            <text:p>-3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3">
            <text:p>-0.53</text:p>
          </table:table-cell>
          <table:table-cell office:value-type="float" office:value="-0.086">
            <text:p>-0.086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41">
            <text:p>-0.041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617">
            <text:p>1395408838617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7">
            <text:p>-0.77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658">
            <text:p>13954088386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7">
            <text:p>-0.77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23">
            <text:p>-0.0023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708">
            <text:p>139540883870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79">
            <text:p>-0.79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758">
            <text:p>13954088387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79">
            <text:p>-0.79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810">
            <text:p>1395408838810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78">
            <text:p>-0.78</text:p>
          </table:table-cell>
          <table:table-cell office:value-type="float" office:value="-0.084">
            <text:p>-0.08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16">
            <text:p>-0.0016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8859">
            <text:p>1395408838859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78">
            <text:p>-0.78</text:p>
          </table:table-cell>
          <table:table-cell office:value-type="float" office:value="-0.084">
            <text:p>-0.08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16">
            <text:p>-0.0016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74">
            <text:p>0.074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8908">
            <text:p>139540883890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7">
            <text:p>-0.87</text:p>
          </table:table-cell>
          <table:table-cell office:value-type="float" office:value="-0.085">
            <text:p>-0.08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1">
            <text:p>0.061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38958">
            <text:p>1395408838958</text:p>
          </table:table-cell>
          <table:table-cell office:value-type="string">
            <text:p>2014.03.21_17:33:58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7">
            <text:p>-0.87</text:p>
          </table:table-cell>
          <table:table-cell office:value-type="float" office:value="-0.085">
            <text:p>-0.08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008">
            <text:p>13954088390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4">
            <text:p>-0.94</text:p>
          </table:table-cell>
          <table:table-cell office:value-type="float" office:value="-0.083">
            <text:p>-0.08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2">
            <text:p>0.052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5">
            <text:p>-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55">
            <text:p>-0.0055</text:p>
          </table:table-cell>
          <table:table-cell office:value-type="float" office:value="-0.016">
            <text:p>-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060">
            <text:p>1395408839060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4">
            <text:p>-0.94</text:p>
          </table:table-cell>
          <table:table-cell office:value-type="float" office:value="-0.083">
            <text:p>-0.08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2">
            <text:p>0.052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5">
            <text:p>-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55">
            <text:p>-0.0055</text:p>
          </table:table-cell>
          <table:table-cell office:value-type="float" office:value="-0.016">
            <text:p>-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108">
            <text:p>13954088391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1">
            <text:p>-0.91</text:p>
          </table:table-cell>
          <table:table-cell office:value-type="float" office:value="-0.079">
            <text:p>-0.079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59">
            <text:p>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19">
            <text:p>-0.01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158">
            <text:p>139540883915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1">
            <text:p>-0.91</text:p>
          </table:table-cell>
          <table:table-cell office:value-type="float" office:value="-0.079">
            <text:p>-0.079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59">
            <text:p>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19">
            <text:p>-0.01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208">
            <text:p>13954088392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72">
            <text:p>-0.72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260">
            <text:p>1395408839260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72">
            <text:p>-0.72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308">
            <text:p>13954088393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6">
            <text:p>-0.56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9">
            <text:p>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359">
            <text:p>1395408839359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6">
            <text:p>-0.56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9">
            <text:p>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408">
            <text:p>13954088394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1">
            <text:p>-0.5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0.007">
            <text:p>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460">
            <text:p>1395408839460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1">
            <text:p>-0.5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0.007">
            <text:p>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513">
            <text:p>1395408839513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2">
            <text:p>-0.32</text:p>
          </table:table-cell>
          <table:table-cell office:value-type="float" office:value="-0.097">
            <text:p>-0.097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18">
            <text:p>0.01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558">
            <text:p>139540883955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2">
            <text:p>-0.32</text:p>
          </table:table-cell>
          <table:table-cell office:value-type="float" office:value="-0.097">
            <text:p>-0.097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18">
            <text:p>0.01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608">
            <text:p>13954088396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091">
            <text:p>-0.091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9">
            <text:p>0.039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16">
            <text:p>-0.0016</text:p>
          </table:table-cell>
          <table:table-cell office:value-type="float" office:value="0.031">
            <text:p>0.031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660">
            <text:p>1395408839660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091">
            <text:p>-0.091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9">
            <text:p>0.039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16">
            <text:p>-0.0016</text:p>
          </table:table-cell>
          <table:table-cell office:value-type="float" office:value="0.031">
            <text:p>0.031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708">
            <text:p>13954088397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758">
            <text:p>139540883975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9">
            <text:p>0.05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808">
            <text:p>13954088398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863">
            <text:p>1395408839863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908">
            <text:p>1395408839908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-3.1">
            <text:p>-3.1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48">
            <text:p>0.048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9">
            <text:p>-0.089</text:p>
          </table:table-cell>
          <table:table-cell office:value-type="float" office:value="-0.0031">
            <text:p>-0.0031</text:p>
          </table:table-cell>
          <table:table-cell office:value-type="float" office:value="0.016">
            <text:p>0.016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39959">
            <text:p>1395408839959</text:p>
          </table:table-cell>
          <table:table-cell office:value-type="string">
            <text:p>2014.03.21_17:33:5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-3.1">
            <text:p>-3.1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48">
            <text:p>0.048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9">
            <text:p>-0.089</text:p>
          </table:table-cell>
          <table:table-cell office:value-type="float" office:value="-0.0031">
            <text:p>-0.0031</text:p>
          </table:table-cell>
          <table:table-cell office:value-type="float" office:value="0.016">
            <text:p>0.016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008">
            <text:p>139540884000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9">
            <text:p>-0.059</text:p>
          </table:table-cell>
          <table:table-cell office:value-type="float" office:value="-0.0031">
            <text:p>-0.0031</text:p>
          </table:table-cell>
          <table:table-cell office:value-type="float" office:value="0.031">
            <text:p>0.031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058">
            <text:p>139540884005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9">
            <text:p>-0.059</text:p>
          </table:table-cell>
          <table:table-cell office:value-type="float" office:value="-0.0031">
            <text:p>-0.0031</text:p>
          </table:table-cell>
          <table:table-cell office:value-type="float" office:value="0.031">
            <text:p>0.031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0.078">
            <text:p>0.0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110">
            <text:p>1395408840110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86">
            <text:p>0.008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159">
            <text:p>13954088401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86">
            <text:p>0.008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9">
            <text:p>0.0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208">
            <text:p>139540884020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078">
            <text:p>-0.00078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4">
            <text:p>-0.034</text:p>
          </table:table-cell>
          <table:table-cell table:number-columns-repeated="2"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259">
            <text:p>13954088402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0078">
            <text:p>-0.00078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4">
            <text:p>-0.034</text:p>
          </table:table-cell>
          <table:table-cell table:number-columns-repeated="2"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310">
            <text:p>1395408840310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13">
            <text:p>-0.01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6">
            <text:p>-0.03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359">
            <text:p>13954088403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13">
            <text:p>-0.01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6">
            <text:p>-0.03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408">
            <text:p>139540884040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35">
            <text:p>-0.035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25">
            <text:p>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459">
            <text:p>13954088404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35">
            <text:p>-0.035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25">
            <text:p>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510">
            <text:p>1395408840510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48">
            <text:p>-0.048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-0.016">
            <text:p>-0.016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559">
            <text:p>13954088405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48">
            <text:p>-0.048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-0.016">
            <text:p>-0.016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608">
            <text:p>139540884060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1">
            <text:p>-0.051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.015">
            <text:p>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-0.0078">
            <text:p>-0.0078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658">
            <text:p>139540884065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1">
            <text:p>-0.051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.015">
            <text:p>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-0.0078">
            <text:p>-0.0078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713">
            <text:p>1395408840713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31">
            <text:p>-0.3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5">
            <text:p>-0.055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086">
            <text:p>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759">
            <text:p>13954088407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31">
            <text:p>-0.3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5">
            <text:p>-0.055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086">
            <text:p>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0.074">
            <text:p>0.074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0808">
            <text:p>1395408840808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8">
            <text:p>0.68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0859">
            <text:p>139540884085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8">
            <text:p>0.68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59">
            <text:p>-0.05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-0.0078">
            <text:p>-0.0078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909">
            <text:p>1395408840909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29">
            <text:p>-0.29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5">
            <text:p>-0.055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0962">
            <text:p>1395408840962</text:p>
          </table:table-cell>
          <table:table-cell office:value-type="string">
            <text:p>2014.03.21_17:34:00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29">
            <text:p>-0.29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5">
            <text:p>-0.055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0.074">
            <text:p>0.074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1008">
            <text:p>139540884100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-0.081">
            <text:p>-0.08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48">
            <text:p>-0.048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0.071">
            <text:p>0.071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1058">
            <text:p>139540884105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-0.081">
            <text:p>-0.08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48">
            <text:p>-0.048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108">
            <text:p>139540884110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-0.35">
            <text:p>-0.35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1">
            <text:p>-0.051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1">
            <text:p>-0.0031</text:p>
          </table:table-cell>
          <table:table-cell office:value-type="float" office:value="-0.0078">
            <text:p>-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160">
            <text:p>1395408841160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-0.35">
            <text:p>-0.35</text:p>
          </table:table-cell>
          <table:table-cell office:value-type="float" office:value="0.039">
            <text:p>0.03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1">
            <text:p>-0.051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1">
            <text:p>-0.0031</text:p>
          </table:table-cell>
          <table:table-cell office:value-type="float" office:value="-0.0078">
            <text:p>-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210">
            <text:p>1395408841210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-0.091">
            <text:p>-0.09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2">
            <text:p>-0.052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258">
            <text:p>139540884125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-0.091">
            <text:p>-0.09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2">
            <text:p>-0.052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308">
            <text:p>139540884130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012">
            <text:p>-0.012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32">
            <text:p>-0.032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5">
            <text:p>-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-0.023">
            <text:p>-0.02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360">
            <text:p>1395408841360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012">
            <text:p>-0.012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32">
            <text:p>-0.032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5">
            <text:p>-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-0.023">
            <text:p>-0.02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408">
            <text:p>139540884140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-0.34">
            <text:p>-0.34</text:p>
          </table:table-cell>
          <table:table-cell office:value-type="float" office:value="0.039">
            <text:p>0.039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34">
            <text:p>-0.034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9">
            <text:p>-0.0039</text:p>
          </table:table-cell>
          <table:table-cell office:value-type="float" office:value="-0.023">
            <text:p>-0.023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458">
            <text:p>139540884145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-0.34">
            <text:p>-0.34</text:p>
          </table:table-cell>
          <table:table-cell office:value-type="float" office:value="0.039">
            <text:p>0.039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34">
            <text:p>-0.034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9">
            <text:p>-0.0039</text:p>
          </table:table-cell>
          <table:table-cell office:value-type="float" office:value="-0.023">
            <text:p>-0.023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510">
            <text:p>1395408841510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2">
            <text:p>-0.2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35">
            <text:p>-0.035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561">
            <text:p>1395408841561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2">
            <text:p>-0.2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35">
            <text:p>-0.035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608">
            <text:p>139540884160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6">
            <text:p>-0.36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31">
            <text:p>-0.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27">
            <text:p>-0.02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659">
            <text:p>1395408841659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6">
            <text:p>-0.36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31">
            <text:p>-0.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27">
            <text:p>-0.02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708">
            <text:p>139540884170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52">
            <text:p>-0.52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47">
            <text:p>-0.0047</text:p>
          </table:table-cell>
          <table:table-cell office:value-type="float" office:value="-0.023">
            <text:p>-0.023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758">
            <text:p>139540884175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52">
            <text:p>-0.52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47">
            <text:p>-0.0047</text:p>
          </table:table-cell>
          <table:table-cell office:value-type="float" office:value="-0.023">
            <text:p>-0.023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812">
            <text:p>1395408841812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69">
            <text:p>-0.69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-0.26">
            <text:p>-0.26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07">
            <text:p>-0.007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861">
            <text:p>1395408841861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69">
            <text:p>-0.69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-0.26">
            <text:p>-0.26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07">
            <text:p>-0.007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910">
            <text:p>1395408841910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1">
            <text:p>-0.81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14">
            <text:p>-0.14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39">
            <text:p>0.003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55">
            <text:p>-0.0055</text:p>
          </table:table-cell>
          <table:table-cell office:value-type="float" office:value="-0.016">
            <text:p>-0.016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1958">
            <text:p>1395408841958</text:p>
          </table:table-cell>
          <table:table-cell office:value-type="string">
            <text:p>2014.03.21_17:34:01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81">
            <text:p>-0.81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14">
            <text:p>-0.14</text:p>
          </table:table-cell>
          <table:table-cell office:value-type="float" office:value="0.031">
            <text:p>0.031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39">
            <text:p>0.0039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55">
            <text:p>-0.0055</text:p>
          </table:table-cell>
          <table:table-cell office:value-type="float" office:value="-0.016">
            <text:p>-0.016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0.076">
            <text:p>0.07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2011">
            <text:p>1395408842011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7">
            <text:p>-0.87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13">
            <text:p>0.01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4">
            <text:p>0.024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3">
            <text:p>0.06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2058">
            <text:p>139540884205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7">
            <text:p>-0.87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13">
            <text:p>0.01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4">
            <text:p>0.024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108">
            <text:p>139540884210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3">
            <text:p>-0.93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3">
            <text:p>0.023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25">
            <text:p>-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159">
            <text:p>1395408842159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3">
            <text:p>-0.93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3">
            <text:p>0.023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25">
            <text:p>-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210">
            <text:p>1395408842210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7">
            <text:p>-0.97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3">
            <text:p>0.03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22">
            <text:p>-0.02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-0.00078">
            <text:p>-0.00078</text:p>
          </table:table-cell>
          <table:table-cell office:value-type="float" office:value="-0.016">
            <text:p>-0.016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258">
            <text:p>139540884225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7">
            <text:p>-0.97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3">
            <text:p>0.03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22">
            <text:p>-0.02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-0.00078">
            <text:p>-0.00078</text:p>
          </table:table-cell>
          <table:table-cell office:value-type="float" office:value="-0.016">
            <text:p>-0.016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308">
            <text:p>139540884230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7">
            <text:p>-0.97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3">
            <text:p>0.03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8">
            <text:p>-0.01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table:number-columns-repeated="2" office:value-type="float" office:value="0">
            <text:p>0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359">
            <text:p>1395408842359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7">
            <text:p>-0.97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3">
            <text:p>0.03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8">
            <text:p>-0.01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table:number-columns-repeated="2" office:value-type="float" office:value="0">
            <text:p>0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410">
            <text:p>1395408842410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6">
            <text:p>-0.96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7">
            <text:p>0.027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-0.007">
            <text:p>-0.007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459">
            <text:p>1395408842459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6">
            <text:p>-0.96</text:p>
          </table:table-cell>
          <table:table-cell office:value-type="float" office:value="-0.045">
            <text:p>-0.04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7">
            <text:p>0.027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-0.007">
            <text:p>-0.007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59">
            <text:p>0.0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508">
            <text:p>139540884250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9">
            <text:p>-0.99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48">
            <text:p>0.048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558">
            <text:p>139540884255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9">
            <text:p>-0.99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0.048">
            <text:p>0.048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610">
            <text:p>1395408842610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2">
            <text:p>-0.92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5">
            <text:p>0.055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659">
            <text:p>1395408842659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92">
            <text:p>-0.92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5">
            <text:p>0.055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708">
            <text:p>139540884270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79">
            <text:p>-0.79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2">
            <text:p>0.052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23">
            <text:p>0.0023</text:p>
          </table:table-cell>
          <table:table-cell office:value-type="float" office:value="0.016">
            <text:p>0.016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758">
            <text:p>139540884275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79">
            <text:p>-0.79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52">
            <text:p>0.052</text:p>
          </table:table-cell>
          <table:table-cell office:value-type="float" office:value="0.0078">
            <text:p>0.0078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23">
            <text:p>0.0023</text:p>
          </table:table-cell>
          <table:table-cell office:value-type="float" office:value="0.016">
            <text:p>0.016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808">
            <text:p>139540884280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2">
            <text:p>-0.62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4">
            <text:p>0.04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063">
            <text:p>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860">
            <text:p>1395408842860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2">
            <text:p>-0.62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4">
            <text:p>0.04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063">
            <text:p>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908">
            <text:p>1395408842908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2">
            <text:p>-0.52</text:p>
          </table:table-cell>
          <table:table-cell office:value-type="float" office:value="-0.086">
            <text:p>-0.086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41">
            <text:p>0.041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11">
            <text:p>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2959">
            <text:p>1395408842959</text:p>
          </table:table-cell>
          <table:table-cell office:value-type="string">
            <text:p>2014.03.21_17:34:02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2">
            <text:p>-0.52</text:p>
          </table:table-cell>
          <table:table-cell office:value-type="float" office:value="-0.086">
            <text:p>-0.086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41">
            <text:p>0.041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11">
            <text:p>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008">
            <text:p>139540884300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46">
            <text:p>-0.46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48">
            <text:p>0.048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060">
            <text:p>1395408843060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46">
            <text:p>-0.46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48">
            <text:p>0.048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109">
            <text:p>1395408843109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2">
            <text:p>-0.32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42">
            <text:p>0.042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158">
            <text:p>139540884315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2">
            <text:p>-0.32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42">
            <text:p>0.042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208">
            <text:p>139540884320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87">
            <text:p>-0.087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51">
            <text:p>0.051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25">
            <text:p>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260">
            <text:p>1395408843260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87">
            <text:p>-0.087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051">
            <text:p>0.051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0.025">
            <text:p>0.02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8">
            <text:p>0.0078</text:p>
          </table:table-cell>
          <table:table-cell office:value-type="float" office:value="0.031">
            <text:p>0.031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309">
            <text:p>1395408843309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31">
            <text:p>-0.031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.9">
            <text:p>11.9</text:p>
          </table:table-cell>
          <table:table-cell office:value-type="float" office:value="0.03">
            <text:p>0.03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358">
            <text:p>139540884335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31">
            <text:p>-0.031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.9">
            <text:p>11.9</text:p>
          </table:table-cell>
          <table:table-cell office:value-type="float" office:value="0.03">
            <text:p>0.03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408">
            <text:p>139540884340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22">
            <text:p>0.022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460">
            <text:p>1395408843460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22">
            <text:p>0.022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508">
            <text:p>139540884350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558">
            <text:p>139540884355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608">
            <text:p>139540884360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-0.091">
            <text:p>-0.091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658">
            <text:p>139540884365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-0.091">
            <text:p>-0.091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710">
            <text:p>1395408843710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.9">
            <text:p>11.9</text:p>
          </table:table-cell>
          <table:table-cell office:value-type="float" office:value="0.011">
            <text:p>0.011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759">
            <text:p>1395408843759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.9">
            <text:p>11.9</text:p>
          </table:table-cell>
          <table:table-cell office:value-type="float" office:value="0.011">
            <text:p>0.011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808">
            <text:p>139540884380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39">
            <text:p>-0.003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0.016">
            <text:p>0.016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858">
            <text:p>139540884385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39">
            <text:p>-0.003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55">
            <text:p>0.0055</text:p>
          </table:table-cell>
          <table:table-cell office:value-type="float" office:value="0.016">
            <text:p>0.016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910">
            <text:p>1395408843910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float" office:value="-0.092">
            <text:p>-0.09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47">
            <text:p>0.0047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3958">
            <text:p>1395408843958</text:p>
          </table:table-cell>
          <table:table-cell office:value-type="string">
            <text:p>2014.03.21_17:34:03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float" office:value="-0.092">
            <text:p>-0.09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47">
            <text:p>0.0047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4008">
            <text:p>139540884400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96">
            <text:p>-0.096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0.058">
            <text:p>0.058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4059">
            <text:p>1395408844059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96">
            <text:p>-0.096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-0.0078">
            <text:p>-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110">
            <text:p>1395408844110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158">
            <text:p>139540884415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0.063">
            <text:p>0.06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4208">
            <text:p>139540884420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4">
            <text:p>0.74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23">
            <text:p>0.0023</text:p>
          </table:table-cell>
          <table:table-cell office:value-type="float" office:value="-0.0078">
            <text:p>-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4259">
            <text:p>1395408844259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4">
            <text:p>0.74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23">
            <text:p>0.0023</text:p>
          </table:table-cell>
          <table:table-cell office:value-type="float" office:value="-0.0078">
            <text:p>-0.0078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310">
            <text:p>1395408844310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58">
            <text:p>0.58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55">
            <text:p>0.05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0.01">
            <text:p>0.01</text:p>
          </table:table-cell>
          <table:table-cell office:value-type="float" office:value="-0.023">
            <text:p>-0.02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358">
            <text:p>139540884435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58">
            <text:p>0.58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55">
            <text:p>0.05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0.01">
            <text:p>0.01</text:p>
          </table:table-cell>
          <table:table-cell office:value-type="float" office:value="-0.023">
            <text:p>-0.02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0.062">
            <text:p>0.062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4408">
            <text:p>139540884440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8">
            <text:p>0.058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4458">
            <text:p>139540884445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8">
            <text:p>0.058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508">
            <text:p>139540884450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-0.083">
            <text:p>-0.08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561">
            <text:p>1395408844561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-0.083">
            <text:p>-0.08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608">
            <text:p>139540884460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office:value-type="float" office:value="-0.085">
            <text:p>-0.085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47">
            <text:p>0.047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3">
            <text:p>0.023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-0.016">
            <text:p>-0.016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659">
            <text:p>1395408844659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office:value-type="float" office:value="-0.085">
            <text:p>-0.085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47">
            <text:p>0.047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23">
            <text:p>0.023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63">
            <text:p>0.0063</text:p>
          </table:table-cell>
          <table:table-cell office:value-type="float" office:value="-0.016">
            <text:p>-0.016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709">
            <text:p>1395408844709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34">
            <text:p>-0.34</text:p>
          </table:table-cell>
          <table:table-cell office:value-type="float" office:value="0.031">
            <text:p>0.03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38">
            <text:p>-0.038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760">
            <text:p>1395408844760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34">
            <text:p>-0.34</text:p>
          </table:table-cell>
          <table:table-cell office:value-type="float" office:value="0.031">
            <text:p>0.03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-0.038">
            <text:p>-0.038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808">
            <text:p>139540884480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7">
            <text:p>0.37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858">
            <text:p>1395408844858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7">
            <text:p>0.37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36">
            <text:p>-0.3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59">
            <text:p>-0.05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909">
            <text:p>1395408844909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6">
            <text:p>0.16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27">
            <text:p>-0.02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9">
            <text:p>0.09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4960">
            <text:p>1395408844960</text:p>
          </table:table-cell>
          <table:table-cell office:value-type="string">
            <text:p>2014.03.21_17:34:04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6">
            <text:p>0.16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27">
            <text:p>-0.02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9">
            <text:p>0.09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009">
            <text:p>1395408845009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0.78">
            <text:p>0.7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0.0037">
            <text:p>0.0037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39">
            <text:p>0.039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0078">
            <text:p>-0.00078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0.00078">
            <text:p>0.00078</text:p>
          </table:table-cell>
          <table:table-cell office:value-type="float" office:value="-0.047">
            <text:p>-0.047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058">
            <text:p>139540884505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0.78">
            <text:p>0.7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0.0037">
            <text:p>0.0037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39">
            <text:p>0.039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0078">
            <text:p>-0.00078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0.00078">
            <text:p>0.00078</text:p>
          </table:table-cell>
          <table:table-cell office:value-type="float" office:value="-0.047">
            <text:p>-0.047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108">
            <text:p>139540884510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32">
            <text:p>-0.032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47">
            <text:p>0.004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1">
            <text:p>0.0031</text:p>
          </table:table-cell>
          <table:table-cell office:value-type="float" office:value="-0.0086">
            <text:p>-0.0086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160">
            <text:p>1395408845160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32">
            <text:p>-0.032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47">
            <text:p>0.004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31">
            <text:p>0.0031</text:p>
          </table:table-cell>
          <table:table-cell office:value-type="float" office:value="-0.0086">
            <text:p>-0.0086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208">
            <text:p>139540884520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24">
            <text:p>-0.02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031">
            <text:p>0.0031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259">
            <text:p>1395408845259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24">
            <text:p>-0.02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031">
            <text:p>0.0031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81">
            <text:p>0.0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308">
            <text:p>139540884530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48">
            <text:p>-0.048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7">
            <text:p>0.00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-0.0047">
            <text:p>-0.0047</text:p>
          </table:table-cell>
          <table:table-cell office:value-type="float" office:value="-0.0078">
            <text:p>-0.0078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360">
            <text:p>1395408845360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48">
            <text:p>-0.048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07">
            <text:p>0.007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-0.0047">
            <text:p>-0.0047</text:p>
          </table:table-cell>
          <table:table-cell office:value-type="float" office:value="-0.0078">
            <text:p>-0.0078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409">
            <text:p>1395408845409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089">
            <text:p>-0.089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35">
            <text:p>0.035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7">
            <text:p>0.027</text:p>
          </table:table-cell>
          <table:table-cell office:value-type="float" office:value="-0.0055">
            <text:p>-0.0055</text:p>
          </table:table-cell>
          <table:table-cell office:value-type="float" office:value="-0.031">
            <text:p>-0.031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458">
            <text:p>139540884545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089">
            <text:p>-0.089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35">
            <text:p>0.035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7">
            <text:p>0.027</text:p>
          </table:table-cell>
          <table:table-cell office:value-type="float" office:value="-0.0055">
            <text:p>-0.0055</text:p>
          </table:table-cell>
          <table:table-cell office:value-type="float" office:value="-0.031">
            <text:p>-0.031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511">
            <text:p>1395408845511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8">
            <text:p>-0.18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28">
            <text:p>0.02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6">
            <text:p>0.016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558">
            <text:p>139540884555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8">
            <text:p>-0.18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1">
            <text:p>12.1</text:p>
          </table:table-cell>
          <table:table-cell office:value-type="float" office:value="0.028">
            <text:p>0.028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6">
            <text:p>0.016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74">
            <text:p>0.074</text:p>
          </table:table-cell>
          <table:table-cell office:value-type="float" office:value="0.012">
            <text:p>0.0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5610">
            <text:p>1395408845610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">
            <text:p>-0.03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61">
            <text:p>0.061</text:p>
          </table:table-cell>
          <table:table-cell office:value-type="float" office:value="0.012">
            <text:p>0.0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5658">
            <text:p>139540884565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.2">
            <text:p>12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">
            <text:p>-0.03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708">
            <text:p>139540884570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18">
            <text:p>-0.01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758">
            <text:p>139540884575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18">
            <text:p>-0.01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810">
            <text:p>1395408845810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2">
            <text:p>0.022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4">
            <text:p>0.024</text:p>
          </table:table-cell>
          <table:table-cell office:value-type="float" office:value="0.0023">
            <text:p>0.0023</text:p>
          </table:table-cell>
          <table:table-cell office:value-type="float" office:value="-0.016">
            <text:p>-0.016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3">
            <text:p>0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5859">
            <text:p>1395408845859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2">
            <text:p>0.022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4">
            <text:p>0.024</text:p>
          </table:table-cell>
          <table:table-cell office:value-type="float" office:value="0.0023">
            <text:p>0.0023</text:p>
          </table:table-cell>
          <table:table-cell office:value-type="float" office:value="-0.016">
            <text:p>-0.016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73">
            <text:p>0.07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5908">
            <text:p>139540884590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6">
            <text:p>-0.16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6">
            <text:p>0.02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8">
            <text:p>-0.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5958">
            <text:p>1395408845958</text:p>
          </table:table-cell>
          <table:table-cell office:value-type="string">
            <text:p>2014.03.21_17:34:05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6">
            <text:p>-0.16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6">
            <text:p>0.02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8">
            <text:p>-0.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010">
            <text:p>1395408846010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9">
            <text:p>-0.039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77">
            <text:p>0.07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058">
            <text:p>139540884605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9">
            <text:p>-0.039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77">
            <text:p>0.077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6108">
            <text:p>13954088461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4">
            <text:p>-0.08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0.066">
            <text:p>0.06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08846158">
            <text:p>139540884615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4">
            <text:p>-0.08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210">
            <text:p>1395408846210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-0.023">
            <text:p>-0.023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258">
            <text:p>139540884625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39">
            <text:p>0.039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-0.023">
            <text:p>-0.023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308">
            <text:p>13954088463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72">
            <text:p>-0.072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5">
            <text:p>-0.045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358">
            <text:p>139540884635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72">
            <text:p>-0.072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5">
            <text:p>-0.045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408">
            <text:p>13954088464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3">
            <text:p>-0.03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47">
            <text:p>0.0047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460">
            <text:p>1395408846460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3">
            <text:p>-0.03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47">
            <text:p>0.0047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508">
            <text:p>13954088465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24">
            <text:p>-0.024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31">
            <text:p>0.003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-0.0023">
            <text:p>-0.0023</text:p>
          </table:table-cell>
          <table:table-cell office:value-type="float" office:value="-0.016">
            <text:p>-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559">
            <text:p>1395408846559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24">
            <text:p>-0.024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31">
            <text:p>0.0031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-0.0023">
            <text:p>-0.0023</text:p>
          </table:table-cell>
          <table:table-cell office:value-type="float" office:value="-0.016">
            <text:p>-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608">
            <text:p>13954088466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034">
            <text:p>-0.034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47">
            <text:p>0.004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660">
            <text:p>1395408846660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-0.034">
            <text:p>-0.034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0.0047">
            <text:p>0.004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74">
            <text:p>0.07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708">
            <text:p>13954088467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25">
            <text:p>-0.025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39">
            <text:p>0.003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758">
            <text:p>139540884675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25">
            <text:p>-0.025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0.0039">
            <text:p>0.0039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809">
            <text:p>1395408846809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55">
            <text:p>-0.0055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84">
            <text:p>0.08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860">
            <text:p>1395408846860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55">
            <text:p>-0.0055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84">
            <text:p>0.08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6908">
            <text:p>1395408846908</text:p>
          </table:table-cell>
          <table:table-cell office:value-type="string">
            <text:p>2014.03.21_17:34:06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031">
            <text:p>-0.0031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3">
            <text:p>0.013</text:p>
          </table:table-cell>
          <table:table-cell office:value-type="float" office:value="-0.0016">
            <text:p>-0.0016</text:p>
          </table:table-cell>
          <table:table-cell office:value-type="float" office:value="-0.023">
            <text:p>-0.023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017">
            <text:p>1395408847017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39">
            <text:p>0.039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2.4">
            <text:p>12.4</text:p>
          </table:table-cell>
          <table:table-cell office:value-type="float" office:value="-0.0031">
            <text:p>-0.0031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3">
            <text:p>0.013</text:p>
          </table:table-cell>
          <table:table-cell office:value-type="float" office:value="-0.0016">
            <text:p>-0.0016</text:p>
          </table:table-cell>
          <table:table-cell office:value-type="float" office:value="-0.023">
            <text:p>-0.023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75">
            <text:p>0.07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067">
            <text:p>1395408847067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012">
            <text:p>0.0012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078">
            <text:p>-0.00078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118">
            <text:p>1395408847118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012">
            <text:p>0.0012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2">
            <text:p>12</text:p>
          </table:table-cell>
          <table:table-cell office:value-type="float" office:value="-0.00078">
            <text:p>-0.00078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167">
            <text:p>1395408847167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63">
            <text:p>-0.006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217">
            <text:p>1395408847217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63">
            <text:p>-0.0063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267">
            <text:p>1395408847267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47">
            <text:p>-0.004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3">
            <text:p>0.013</text:p>
          </table:table-cell>
          <table:table-cell table:number-columns-repeated="2" office:value-type="float" office:value="-0.0078">
            <text:p>-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08847317">
            <text:p>1395408847317</text:p>
          </table:table-cell>
          <table:table-cell office:value-type="string">
            <text:p>2014.03.21_17:34:07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1">
            <text:p>0.03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3">
            <text:p>12.3</text:p>
          </table:table-cell>
          <table:table-cell office:value-type="float" office:value="-0.0047">
            <text:p>-0.0047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3">
            <text:p>0.013</text:p>
          </table:table-cell>
          <table:table-cell table:number-columns-repeated="2" office:value-type="float" office:value="-0.0078">
            <text:p>-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6">
            <text:p>0.076</text:p>
          </table:table-cell>
          <table:table-cell table:number-columns-repeated="5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2T14:29:59</dc:date>
    <dc:creator>seriy </dc:creator>
    <meta:document-statistic meta:table-count="1" meta:cell-count="24111" meta:object-count="0"/>
    <meta:generator>LibreOffice/3.5$Linux_X86_64 LibreOffice_project/350m1$Build-2</meta:generator>
  </office:meta>
</office:document-meta>
</file>